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ikkoraportti 5</text:p>
      <text:p text:style-name="Standard"/>
      <text:p text:style-name="Standard"><text:tab/>Tällä viikolla olen jatkanut omien tietorakenteiden toteuttamista, enkä juurikaan keskittynyt muuhun toiminnallisuuteen. Sain toteutetuksi PriorisoituJono-luokan joka käyttää suunnitellusti apuna LinkitettyLista-luokkaa. Aloitettu myös mappirakenteen toteutus, jonka suunnittelu on osoittanut haasteelliseksi, toivottavasti saan siitä edes jossain määrin hyvän.</text:p>
      <text:p text:style-name="Standard"/>
      <text:p text:style-name="Standard"><text:tab/>Tällä viikolla kävin maanantain "pajassa" keskustelemassa tietorakenteista ja testauksesta, ja sain mielestäni hyviä evästyksiä projektin loppuun asti saattamiseen. Keskiviikkona pidin demoesityksen työstäni.</text:p>
      <text:p text:style-name="Standard"/>
      <text:p text:style-name="Standard"><text:tab/>Seuraavana vuorossa omien tietorakenteiden valmiiksi saattaminen ja työn loppuhion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2S</meta:editing-duration>
    <meta:editing-cycles>3</meta:editing-cycles>
    <meta:generator>OpenOffice/4.0.1$Win32 OpenOffice.org_project/401m5$Build-9714</meta:generator>
    <dc:date>2015-08-28T08:44:14.74</dc:date>
    <meta:document-statistic meta:table-count="0" meta:image-count="0" meta:object-count="0" meta:page-count="1" meta:paragraph-count="4" meta:word-count="69" meta:character-count="673"/>
    <dc:creator>Tony Leppäkoski</dc:creator>
    <meta:user-defined meta:name="Info 1"/>
    <meta:user-defined meta:name="Info 2"/>
    <meta:user-defined meta:name="Info 3"/>
    <meta:user-defined meta:name="Info 4"/>
  </office:meta>
</office:document-meta>
</file>